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6979166666666665in"/>
    </style:style>
    <style:style style:name="co3" style:family="table-column">
      <style:table-column-properties fo:break-before="auto" style:column-width="4.291666666666667in"/>
    </style:style>
    <style:style style:name="co4" style:family="table-column">
      <style:table-column-properties fo:break-before="auto" style:column-width="4.2604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1" office:value-type="string">
            <text:p>Street </text:p>
          </table:table-cell>
          <table:table-cell table:style-name="ce21" office:value-type="string">
            <text:p>Sub-Division</text:p>
          </table:table-cell>
        </table:table-row>
        <table:table-row table:style-name="ro2">
          <table:table-cell table:style-name="ce22" office:value-type="date" office:date-value="2005-05-18T00:00:00">
            <text:p>5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UGUST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03-16T00:00:00">
            <text:p>3/16/2005</text:p>
          </table:table-cell>
          <table:table-cell table:style-name="ce21" office:value-type="string">
            <text:p>MAIMING </text:p>
          </table:table-cell>
          <table:table-cell table:style-name="ce23" office:value-type="string">
            <text:p>BACK CREEK ROAD </text:p>
          </table:table-cell>
          <table:table-cell table:style-name="ce24" office:value-type="string">
            <text:p>SEAFORD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26T00:00:00">
            <text:p>6/26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7-19T00:00:00">
            <text:p>7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02T00:00:00">
            <text:p>8/2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27T00:00:00">
            <text:p>12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CK CREE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Y TREE BEACH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BAY TREE BEACH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Y TREE BEACH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2-06T00:00:00">
            <text:p>12/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Y TREE BEACH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9-14T00:00:00">
            <text:p>9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YTREE BEACH ROAD </text:p>
          </table:table-cell>
        </table:table-row>
        <table:table-row table:style-name="ro2">
          <table:table-cell table:style-name="ce22" office:value-type="date" office:date-value="2005-05-03T00:00:00">
            <text:p>5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ENJAMINS COURT </text:p>
          </table:table-cell>
          <table:table-cell table:style-name="ce21" office:value-type="string">
            <text:p>PORT MYERS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NJAMINS COURT </text:p>
          </table:table-cell>
          <table:table-cell table:style-name="ce21" office:value-type="string">
            <text:p>PORT MYERS</text:p>
          </table:table-cell>
        </table:table-row>
        <table:table-row table:style-name="ro2">
          <table:table-cell table:style-name="ce22" office:value-type="date" office:date-value="2005-09-12T00:00:00">
            <text:p>9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ENJAMINS COURT </text:p>
          </table:table-cell>
          <table:table-cell table:style-name="ce21" office:value-type="string">
            <text:p>PORT MYERS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OBCAT DRIVE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5-17T00:00:00">
            <text:p>5/17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OBCAT DRIVE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8-13T00:00:00">
            <text:p>8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OBCAT DRIVE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OBCAT DRIVE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AROLYN CRESCENT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05-15T00:00:00">
            <text:p>5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ROLYN CRESENT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07-06T00:00:00">
            <text:p>7/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HARLES CIRCLE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1-23T00:00:00">
            <text:p>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1-27T00:00:00">
            <text:p>1/2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03T00:00:00">
            <text:p>2/3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04T00:00:00">
            <text:p>2/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07T00:00:00">
            <text:p>2/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08T00:00:00">
            <text:p>2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12T00:00:00">
            <text:p>2/12/2005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2-15T00:00:00">
            <text:p>2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3-15T00:00:00">
            <text:p>3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4-05T00:00:00">
            <text:p>4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4-29T00:00:00">
            <text:p>4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7-01T00:00:00">
            <text:p>7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7-20T00:00:00">
            <text:p>7/2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24T00:00:00">
            <text:p>8/24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9-06T00:00:00">
            <text:p>9/6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10-31T00:00:00">
            <text:p>10/31/2005</text:p>
          </table:table-cell>
          <table:table-cell table:style-name="ce21" office:value-type="string">
            <text:p>ARSON </text:p>
          </table:table-cell>
          <table:table-cell table:style-name="ce23" office:value-type="string">
            <text:p>CHEADLE LOOP ROAD </text:p>
          </table:table-cell>
          <table:table-cell table:style-name="ce24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EADLE LOOP ROAD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5-02T00:00:00">
            <text:p>5/2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CHISMANS POINT ROAD </text:p>
          </table:table-cell>
          <table:table-cell table:style-name="ce21" office:value-type="string">
            <text:p>CHISMANS POINT</text:p>
          </table:table-cell>
        </table:table-row>
        <table:table-row table:style-name="ro2">
          <table:table-cell table:style-name="ce22" office:value-type="date" office:date-value="2005-05-29T00:00:00">
            <text:p>5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REEK CIRCLE </text:p>
          </table:table-cell>
          <table:table-cell table:style-name="ce21" office:value-type="string">
            <text:p>YORK POINT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CROCKETT ROAD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8-19T00:00:00">
            <text:p>8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OCKETT ROAD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ROCKETT ROAD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DE ALBA LAN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EVERGREEN CIRCLE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1-28T00:00:00">
            <text:p>1/2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EVERGREEN CIRCLE </text:p>
          </table:table-cell>
          <table:table-cell table:style-name="ce21" office:value-type="string">
            <text:p>EVERGREEN SHORES</text:p>
          </table:table-cell>
        </table:table-row>
        <table:table-row table:style-name="ro2">
          <table:table-cell table:style-name="ce22" office:value-type="date" office:date-value="2005-02-06T00:00:00">
            <text:p>2/6/2005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FALCON DRIVE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9-04T00:00:00">
            <text:p>9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FOX LAN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9-15T00:00:00">
            <text:p>9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ORGE WASH MEM HWY &amp; GOODWIN NECK RD </text:p>
          </table:table-cell>
          <table:table-cell table:style-name="ce21" office:value-type="string">
            <text:p>GRAFTON</text:p>
          </table:table-cell>
        </table:table-row>
        <table:table-row table:style-name="ro2">
          <table:table-cell table:style-name="ce22" office:value-type="date" office:date-value="2005-09-28T00:00:00">
            <text:p>9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2" office:value-type="date" office:date-value="2005-11-13T00:00:00">
            <text:p>11/13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HERITAGE PLACE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12-31T00:00:00">
            <text:p>12/3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HERITAGE PLACE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07-25T00:00:00">
            <text:p>7/2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HOLMES BOULEVARD </text:p>
          </table:table-cell>
          <table:table-cell table:style-name="ce21" office:value-type="string">
            <text:p>WILLOW LAKES</text:p>
          </table:table-cell>
        </table:table-row>
        <table:table-row table:style-name="ro2">
          <table:table-cell table:style-name="ce22" office:value-type="date" office:date-value="2005-06-25T00:00:00">
            <text:p>6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JOANNE DRIVE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JOANNE DRIVE </text:p>
          </table:table-cell>
          <table:table-cell table:style-name="ce21" office:value-type="string">
            <text:p>CHEADLE HEIGHTS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KENNETH DRIVE </text:p>
          </table:table-cell>
          <table:table-cell table:style-name="ce21" office:value-type="string">
            <text:p>SAFORD SHORES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9-07T00:00:00">
            <text:p>9/7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8T00:00:00">
            <text:p>10/18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22T00:00:00">
            <text:p>10/22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LANDING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WIS DRIV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5-01T00:00:00">
            <text:p>5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WIS DRIV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02T00:00:00">
            <text:p>10/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WIS DRIV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0-13T00:00:00">
            <text:p>10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WIS DRIV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3T00:00:00">
            <text:p>8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UDLOW DRIVE 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2" office:value-type="date" office:date-value="2005-01-31T00:00:00">
            <text:p>1/3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MASTIN AVENUE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03-17T00:00:00">
            <text:p>3/17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C PHERSON COURT 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2" office:value-type="date" office:date-value="2005-05-09T00:00:00">
            <text:p>5/9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C PHERSON COURT 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2" office:value-type="date" office:date-value="2005-06-23T00:00:00">
            <text:p>6/23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C PHERSON COURT 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2" office:value-type="date" office:date-value="2005-11-23T00:00:00">
            <text:p>1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C PHERSON COURT </text:p>
          </table:table-cell>
          <table:table-cell table:style-name="ce21" office:value-type="string">
            <text:p>SOMMERVILLE</text:p>
          </table:table-cell>
        </table:table-row>
        <table:table-row table:style-name="ro2">
          <table:table-cell table:style-name="ce22" office:value-type="date" office:date-value="2005-03-18T00:00:00">
            <text:p>3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ELODY LANE </text:p>
          </table:table-cell>
          <table:table-cell table:style-name="ce21" office:value-type="string">
            <text:p>MELODY HEIGHTS</text:p>
          </table:table-cell>
        </table:table-row>
        <table:table-row table:style-name="ro2">
          <table:table-cell table:style-name="ce22" office:value-type="date" office:date-value="2005-12-28T00:00:00">
            <text:p>12/28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ELODY LANE </text:p>
          </table:table-cell>
          <table:table-cell table:style-name="ce21" office:value-type="string">
            <text:p>MELODY HEIGHTS</text:p>
          </table:table-cell>
        </table:table-row>
        <table:table-row table:style-name="ro2">
          <table:table-cell table:style-name="ce22" office:value-type="date" office:date-value="2005-10-11T00:00:00">
            <text:p>10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USTANG COURT </text:p>
          </table:table-cell>
          <table:table-cell table:style-name="ce21" office:value-type="string">
            <text:p>BETHEL MANOR</text:p>
          </table:table-cell>
        </table:table-row>
        <table:table-row table:style-name="ro2">
          <table:table-cell table:style-name="ce22" office:value-type="date" office:date-value="2005-06-20T00:00:00">
            <text:p>6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SEAFORD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19T00:00:00">
            <text:p>4/19/2005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PAMELA PLACE </text:p>
          </table:table-cell>
          <table:table-cell table:style-name="ce21" office:value-type="string">
            <text:p>HERITAGE HAMLET</text:p>
          </table:table-cell>
        </table:table-row>
        <table:table-row table:style-name="ro2">
          <table:table-cell table:style-name="ce22" office:value-type="date" office:date-value="2005-09-09T00:00:00">
            <text:p>9/9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ARK LANE </text:p>
          </table:table-cell>
          <table:table-cell table:style-name="ce21" office:value-type="string">
            <text:p>YORKSHIRE PARK</text:p>
          </table:table-cell>
        </table:table-row>
        <table:table-row table:style-name="ro2">
          <table:table-cell table:style-name="ce22" office:value-type="date" office:date-value="2005-06-16T00:00:00">
            <text:p>6/16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PARKER LAN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6-17T00:00:00">
            <text:p>6/17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PARKER LANE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PRESSON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RESSON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8-26T00:00:00">
            <text:p>8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PRESSON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11-09T00:00:00">
            <text:p>11/9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PRESSON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2" office:value-type="date" office:date-value="2005-04-26T00:00:00">
            <text:p>4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PUTNAM DRIVE 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2" office:value-type="date" office:date-value="2005-05-10T00:00:00">
            <text:p>5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09-23T00:00:00">
            <text:p>9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11-22T00:00:00">
            <text:p>11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12-07T00:00:00">
            <text:p>12/7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12-21T00:00:00">
            <text:p>12/21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AYMOND DRIVE </text:p>
          </table:table-cell>
          <table:table-cell table:style-name="ce21" office:value-type="string">
            <text:p>SEAFORD SHORES</text:p>
          </table:table-cell>
        </table:table-row>
        <table:table-row table:style-name="ro2">
          <table:table-cell table:style-name="ce22" office:value-type="date" office:date-value="2005-03-30T00:00:00">
            <text:p>3/30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ROBANNA DRIVE </text:p>
          </table:table-cell>
          <table:table-cell table:style-name="ce21" office:value-type="string">
            <text:p>ROBANNA SHORES</text:p>
          </table:table-cell>
        </table:table-row>
        <table:table-row table:style-name="ro2">
          <table:table-cell table:style-name="ce22" office:value-type="date" office:date-value="2005-02-10T00:00:00">
            <text:p>2/10/2005</text:p>
          </table:table-cell>
          <table:table-cell table:style-name="ce21" office:value-type="string">
            <text:p>FAILURE TO PERFORM CONSTRUCTION AFTER ADVANCE </text:p>
          </table:table-cell>
          <table:table-cell table:style-name="ce21" office:value-type="string">
            <text:p>SEAFORD RD </text:p>
          </table:table-cell>
        </table:table-row>
        <table:table-row table:style-name="ro2">
          <table:table-cell table:style-name="ce22" office:value-type="date" office:date-value="2005-01-14T00:00:00">
            <text:p>1/14/2005</text:p>
          </table:table-cell>
          <table:table-cell table:style-name="ce21" office:value-type="string">
            <text:p>COMPUTER FRAUD &gt;=$200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1-18T00:00:00">
            <text:p>1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16T00:00:00">
            <text:p>7/16/200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26T00:00:00">
            <text:p>7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7-27T00:00:00">
            <text:p>7/2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01T00:00:00">
            <text:p>9/1/200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05T00:00:00">
            <text:p>9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10T00:00:00">
            <text:p>9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20T00:00:00">
            <text:p>9/20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9-29T00:00:00">
            <text:p>9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0-09T00:00:00">
            <text:p>10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1-04T00:00:00">
            <text:p>1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12-05T00:00:00">
            <text:p>12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EAFORD ROAD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RON DRIVE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HARON DRIVE </text:p>
          </table:table-cell>
        </table:table-row>
        <table:table-row table:style-name="ro2">
          <table:table-cell table:style-name="ce22" office:value-type="date" office:date-value="2005-08-17T00:00:00">
            <text:p>8/17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HARON DRIVE </text:p>
          </table:table-cell>
        </table:table-row>
        <table:table-row table:style-name="ro2">
          <table:table-cell table:style-name="ce22" office:value-type="date" office:date-value="2005-04-07T00:00:00">
            <text:p>4/7/2005</text:p>
          </table:table-cell>
          <table:table-cell table:style-name="ce21" office:value-type="string">
            <text:p>BAD CHECKS </text:p>
          </table:table-cell>
          <table:table-cell table:style-name="ce21" office:value-type="string">
            <text:p>SHIRLEY ROAD </text:p>
          </table:table-cell>
        </table:table-row>
        <table:table-row table:style-name="ro2">
          <table:table-cell table:style-name="ce22" office:value-type="date" office:date-value="2005-06-13T00:00:00">
            <text:p>6/1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IMMONS DRIVE </text:p>
          </table:table-cell>
        </table:table-row>
        <table:table-row table:style-name="ro2">
          <table:table-cell table:style-name="ce22" office:value-type="date" office:date-value="2005-08-10T00:00:00">
            <text:p>8/10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SIMMONS DRIVE </text:p>
          </table:table-cell>
        </table:table-row>
        <table:table-row table:style-name="ro2">
          <table:table-cell table:style-name="ce22" office:value-type="date" office:date-value="2005-05-06T00:00:00">
            <text:p>5/6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07-18T00:00:00">
            <text:p>7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08-29T00:00:00">
            <text:p>8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09-03T00:00:00">
            <text:p>9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10-01T00:00:00">
            <text:p>10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12-17T00:00:00">
            <text:p>12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MMERVILLE WAY </text:p>
          </table:table-cell>
        </table:table-row>
        <table:table-row table:style-name="ro2">
          <table:table-cell table:style-name="ce22" office:value-type="date" office:date-value="2005-10-28T00:00:00">
            <text:p>10/2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SOMMERVILLE WAY AND RAYMOND DRIVE </text:p>
          </table:table-cell>
        </table:table-row>
        <table:table-row table:style-name="ro2">
          <table:table-cell table:style-name="ce22" office:value-type="date" office:date-value="2005-06-27T00:00:00">
            <text:p>6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PARRER ROAD </text:p>
          </table:table-cell>
        </table:table-row>
        <table:table-row table:style-name="ro2">
          <table:table-cell table:style-name="ce22" office:value-type="date" office:date-value="2005-04-21T00:00:00">
            <text:p>4/21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SUNSET DRIVE </text:p>
          </table:table-cell>
        </table:table-row>
        <table:table-row table:style-name="ro2">
          <table:table-cell table:style-name="ce22" office:value-type="date" office:date-value="2005-03-25T00:00:00">
            <text:p>3/25/2005</text:p>
          </table:table-cell>
          <table:table-cell table:style-name="ce21" office:value-type="string">
            <text:p>DEATH, SUICIDE </text:p>
          </table:table-cell>
          <table:table-cell table:style-name="ce21" office:value-type="string">
            <text:p>TRAVIS CIRCLE </text:p>
          </table:table-cell>
        </table:table-row>
        <table:table-row table:style-name="ro2">
          <table:table-cell table:style-name="ce22" office:value-type="date" office:date-value="2005-01-13T00:00:00">
            <text:p>1/1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VISTA DRIVE </text:p>
          </table:table-cell>
        </table:table-row>
        <table:table-row table:style-name="ro2">
          <table:table-cell table:style-name="ce22" office:value-type="date" office:date-value="2005-06-02T00:00:00">
            <text:p>6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STA DRIVE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VISTA DRIVE </text:p>
          </table:table-cell>
        </table:table-row>
        <table:table-row table:style-name="ro2">
          <table:table-cell table:style-name="ce22" office:value-type="date" office:date-value="2005-06-30T00:00:00">
            <text:p>6/30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VISTA DRIVE </text:p>
          </table:table-cell>
        </table:table-row>
        <table:table-row table:style-name="ro2">
          <table:table-cell table:style-name="ce22" office:value-type="date" office:date-value="2005-03-27T00:00:00">
            <text:p>3/27/2005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WILDEY ROAD </text:p>
          </table:table-cell>
        </table:table-row>
        <table:table-row table:style-name="ro2">
          <table:table-cell table:style-name="ce22" office:value-type="date" office:date-value="2005-10-19T00:00:00">
            <text:p>10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LDEY ROAD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ILDEY ROAD </text:p>
          </table:table-cell>
        </table:table-row>
        <table:table-row table:style-name="ro2">
          <table:table-cell table:style-name="ce22" office:value-type="date" office:date-value="2005-12-20T00:00:00">
            <text:p>12/2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ILDEY ROAD </text:p>
          </table:table-cell>
        </table:table-row>
        <table:table-row table:style-name="ro2">
          <table:table-cell table:style-name="ce22" office:value-type="date" office:date-value="2005-03-22T00:00:00">
            <text:p>3/2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03-23T00:00:00">
            <text:p>3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10-17T00:00:00">
            <text:p>10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11-30T00:00:00">
            <text:p>11/30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12-01T00:00:00">
            <text:p>12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INSOME HAVEN DRIVE </text:p>
          </table:table-cell>
        </table:table-row>
        <table:table-row table:style-name="ro2">
          <table:table-cell table:style-name="ce22" office:value-type="date" office:date-value="2005-11-07T00:00:00">
            <text:p>11/7/200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WORNOM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1T00:00:00">
            <text:p>4/11/2005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4-12T00:00:00">
            <text:p>4/12/2005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5-19T00:00:00">
            <text:p>5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10-29T00:00:00">
            <text:p>10/29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YORK POINT DRIVE </text:p>
          </table:table-cell>
        </table:table-row>
        <table:table-row table:style-name="ro2">
          <table:table-cell table:style-name="ce22" office:value-type="date" office:date-value="2005-08-31T00:00:00">
            <text:p>8/31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YORK POINT ROA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